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245cm" fo:margin-right="0cm" fo:text-indent="0cm" style:auto-text-indent="false"/>
    </style:style>
    <style:style style:name="P2" style:family="paragraph" style:parent-style-name="Standard">
      <style:paragraph-properties fo:margin-left="1.245cm" fo:margin-right="0cm" fo:text-align="center" style:justify-single-word="false" fo:text-indent="0cm" style:auto-text-indent="false"/>
    </style:style>
    <style:style style:name="P3" style:family="paragraph" style:parent-style-name="Standard">
      <style:paragraph-properties fo:margin-left="1.251cm" fo:margin-right="0cm" fo:text-indent="0cm" style:auto-text-indent="false"/>
    </style:style>
    <style:style style:name="P4" style:family="paragraph" style:parent-style-name="Standard">
      <style:paragraph-properties fo:margin-left="2.501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2">
      <style:paragraph-properties fo:margin-left="1.251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tab/><text:span text:style-name="T1">REGISTRAZIONE E LOGIN </text:span></text:p>
      <text:p text:style-name="P1"/>
      <text:p text:style-name="P1">Questo progetto conterrà tre applicazioni:</text:p>
      <text:list xml:id="list4844477332472137774" text:style-name="L1">
        <text:list-item>
          <text:p text:style-name="P6">core </text:p>
        </text:list-item>
        <text:list-item>
          <text:p text:style-name="P6">accounts</text:p>
        </text:list-item>
        <text:list-item>
          <text:p text:style-name="P6">contents</text:p>
        </text:list-item>
      </text:list>
      <text:p text:style-name="P1"/>
      <text:p text:style-name="P1">L'applicazione core andrà a gestire la homepage e il profilo utente, ma anche le pagine con i messaggi di errore.. quando l'utente non avra' l'accesso ai vari contenuti (perche' per visualizzarli, bisogna essere loggati)</text:p>
      <text:p text:style-name="P1"/>
      <text:p text:style-name="P1">L'applicazione accounts andrà a gestire la registrazione, login, logout ecc..</text:p>
      <text:p text:style-name="P1"/>
      <text:p text:style-name="P1">L'applicazione contents conterrà i vari contenuti </text:p>
      <text:p text:style-name="P1"/>
      <text:p text:style-name="P1">Partiamo dall'applicazione accounts, e andiamo a creare una form di registrazione nel file forms.py:</text:p>
      <text:p text:style-name="P4">from django import forms</text:p>
      <text:p text:style-name="P4">from django.contrib.auth.forms import UserCreationForm</text:p>
      <text:p text:style-name="P4">from django.contrib.auth.models import User</text:p>
      <text:p text:style-name="P4"/>
      <text:p text:style-name="P4"/>
      <text:p text:style-name="P4">class FormRegistrazione(UserCreationForm):</text:p>
      <text:p text:style-name="P4"><text:s text:c="4"/>email = forms.CharField(max_length=80, required=True, widget=forms.EmailInput())</text:p>
      <text:p text:style-name="P4"/>
      <text:p text:style-name="P4"><text:s text:c="4"/>class Meta:</text:p>
      <text:p text:style-name="P4"><text:s text:c="8"/>model = User</text:p>
      <text:p text:style-name="P4"><text:s text:c="8"/>fields = ["username", "email", "password1", "password2"]</text:p>
      <text:p text:style-name="P5"><text:tab/></text:p>
      <text:p text:style-name="P5"><text:tab/>Una volta creato il form, andiamo a creare la nostra view:</text:p>
      <text:p text:style-name="P3"><text:tab/>from django.shortcuts import render, HttpResponseRedirect</text:p>
      <text:p text:style-name="P4">from .forms import FormRegistrazione</text:p>
      <text:p text:style-name="P4">from django.contrib.auth import authenticate, login</text:p>
      <text:p text:style-name="P4">from django.contrib.auth.models import User</text:p>
      <text:p text:style-name="P4"/>
      <text:p text:style-name="P4"># Create your views here.</text:p>
      <text:p text:style-name="P4"/>
      <text:p text:style-name="P4">def registrazioneView(request):</text:p>
      <text:p text:style-name="P4"><text:s text:c="4"/>if request.method == 'POST':</text:p>
      <text:p text:style-name="P4"><text:s text:c="8"/>form = FormRegistrazione(request.POST)</text:p>
      <text:p text:style-name="P4"><text:s text:c="8"/>if form.is_valid():</text:p>
      <text:p text:style-name="P4"><text:s text:c="12"/>username = form.cleaned_data["username"]</text:p>
      <text:p text:style-name="P4"><text:s text:c="12"/>email = form.cleaned_data["email"]</text:p>
      <text:p text:style-name="P4"><text:s text:c="12"/>password = form.cleaned_data["password1"]</text:p>
      <text:p text:style-name="P4"><text:s text:c="12"/>User.objects.create_user(username=username, email=email, <text:tab/><text:tab/><text:tab/>password=password)</text:p>
      <text:p text:style-name="P4"><text:s text:c="12"/>user = authenticate(username=username, password=password)</text:p>
      <text:p text:style-name="P4"><text:s text:c="12"/>login(request, user)</text:p>
      <text:p text:style-name="P4"><text:s text:c="12"/>return HttpResponseRedirect("/")</text:p>
      <text:p text:style-name="P4"><text:s text:c="4"/>else:</text:p>
      <text:p text:style-name="P4"><text:soft-page-break/><text:s text:c="8"/>form = FormRegistrazione()</text:p>
      <text:p text:style-name="P4"><text:s text:c="4"/>context={"form":form}</text:p>
      <text:p text:style-name="P4"><text:s text:c="4"/>return render(request, 'accounts/registrazione.html', context)</text:p>
      <text:p text:style-name="P4"/>
      <text:p text:style-name="P4"/>
      <text:p text:style-name="P5"><text:tab/>Andiamo a mappare la nostra view, e andiamo a creare il template. </text:p>
      <text:p text:style-name="P5"><text:tab/>Inoltre saranno previste funzionalita' di login, logout, password_reset, password_change. </text:p>
      <text:p text:style-name="P5"><text:tab/>Queste funzionalita' sono gia' implementate dall'app auth. Basta andare nel urls, del progetto </text:p>
      <text:p text:style-name="P5"><text:tab/>principale, ed includere → <text:s/>path('accounts/', include('django.contrib.auth.urls'))</text:p>
      <text:p text:style-name="P3">Tutti i template di queste funzionalita' saranno presenti in una cartella registration, questa cartella sarà presente nella cartella template principale del progetto.</text:p>
      <text:p text:style-name="P3">I template da aggiungere saranno:</text:p>
      <text:list xml:id="list4008373404951566412" text:style-name="L2">
        <text:list-item>
          <text:p text:style-name="P7">login.html</text:p>
        </text:list-item>
        <text:list-item>
          <text:p text:style-name="P7">logged_out.html</text:p>
        </text:list-item>
        <text:list-item>
          <text:p text:style-name="P7">password_change_form.html</text:p>
        </text:list-item>
        <text:list-item>
          <text:p text:style-name="P7">password_change_done.html</text:p>
        </text:list-item>
        <text:list-item>
          <text:p text:style-name="P7">password_reset_form.html</text:p>
        </text:list-item>
        <text:list-item>
          <text:p text:style-name="P7">password_reset_email.html</text:p>
        </text:list-item>
        <text:list-item>
          <text:p text:style-name="P7">password_reset_done.html</text:p>
        </text:list-item>
        <text:list-item>
          <text:p text:style-name="P7">password_reset_confirm.html</text:p>
          <text:list>
            <text:list-item>
              <text:list>
                <text:list-header>
                  <text:p text:style-name="P8"><text:s text:c="12"/>password_reset_complete.html</text:p>
                </text:list-header>
              </text:list>
            </text:list-item>
          </text:list>
        </text:list-item>
      </text:list>
      <text:p text:style-name="P3">Inoltre per il form di login.html, e previsto un input type contenente il valore {{ next}} → che indica l'url di indirizzamento dell'utente che ha effettuato il login. Da notare anche che nel form ci vuole action='{% url 'login' %}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21T15:25:38.81</meta:creation-date>
    <dc:date>2018-05-22T10:50:32.92</dc:date>
    <meta:editing-duration>PT1H3M32S</meta:editing-duration>
    <meta:editing-cycles>8</meta:editing-cycles>
    <meta:generator>OpenOffice/4.1.5$Win32 OpenOffice.org_project/415m1$Build-9789</meta:generator>
    <meta:document-statistic meta:table-count="0" meta:image-count="0" meta:object-count="0" meta:page-count="2" meta:paragraph-count="55" meta:word-count="307" meta:character-count="2803"/>
  </office:meta>
</office:document-meta>
</file>